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6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 style:data-style-name="N108">
      <style:table-cell-properties fo:border="0.002cm solid #000000"/>
    </style:style>
    <style:style style:name="ce6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9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0" style:family="table-cell" style:parent-style-name="Default" style:data-style-name="N60">
      <style:table-cell-properties fo:border="0.002cm solid #000000"/>
    </style:style>
    <style:style style:name="ce11" style:family="table-cell" style:parent-style-name="Default" style:data-style-name="N60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ext-properties style:font-name="Arial1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fo:border-left="0.002cm solid #000000" fo:border-right="0.002cm solid #000000" fo:border-top="0.035cm solid #000000" style:vertical-align="middle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8" style:family="table-cell" style:parent-style-name="Default">
      <style:table-cell-properties fo:border-bottom="0.035cm solid #000000" fo:border-left="0.002cm solid #000000" fo:border-right="0.035cm solid #000000" fo:border-top="0.035cm solid #000000" style:vertical-align="middle"/>
    </style:style>
    <style:style style:name="ce19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20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2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23" style:family="table-cell" style:parent-style-name="Default">
      <style:table-cell-properties fo:border="0.002cm solid #000000" style:vertical-align="middle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35cm solid #000000" fo:border-left="0.002cm solid #000000" fo:border-right="0.035cm solid #000000" fo:border-top="0.002cm solid #000000" style:vertical-align="middle"/>
    </style:style>
    <style:style style:name="gr1" style:family="graphic">
      <style:graphic-properties draw:stroke="solid" svg:stroke-width="0.1cm" svg:stroke-color="#000000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font-name="Arial1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</office:automatic-styles>
  <office:body>
    <office:spreadsheet>
      <table:table table:name="Диафрагмы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 office:value-type="string">
            <text:p>d, мм</text:p>
          </table:table-cell>
          <table:table-cell table:style-name="ce4" office:value-type="string">
            <text:p>S, cм<text:span text:style-name="T1">2</text:span></text:p>
          </table:table-cell>
          <table:table-cell table:style-name="ce7" office:value-type="string">
            <text:p>I, мкА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PI()*[.A2]*[.A2]/400" office:value-type="float" office:value="0.785398163397448">
            <text:p>0,785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PI()*[.A3]*[.A3]/400" office:value-type="float" office:value="0.38484510006475">
            <text:p>0,384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PI()*[.A4]*[.A4]/400" office:value-type="float" office:value="0.196349540849362">
            <text:p>0,196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table:formula="of:=PI()*[.A5]*[.A5]/400" office:value-type="float" office:value="0.0706858347057703">
            <text:p>0,0707</text:p>
          </table:table-cell>
          <table:table-cell table:style-name="ce9" office:value-type="float" office:value="17">
            <text:p>17</text:p>
          </table:table-cell>
        </table:table-row>
        <table:table-row table:style-name="ro2">
          <table:table-cell table:style-name="Default">
            <draw:frame table:end-cell-address="Диафрагмы.F26" table:end-x="0.697cm" table:end-y="0.272cm" draw:z-index="0" draw:style-name="gr1" draw:text-style-name="P1" svg:width="11.737cm" svg:height="8.998cm" svg:x="0.25cm" svg:y="0.306cm">
              <draw:object draw:notify-on-update-of-ranges="Диафрагмы.B2:Диафрагмы.B5 Диафрагмы.C2:Диафрагмы.C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</table:table-row>
      </table:table>
      <table:table table:name="Расстояние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R, см</text:p>
          </table:table-cell>
          <table:table-cell table:style-name="ce4" office:value-type="string">
            <text:p>1/R<text:span text:style-name="T1">2</text:span></text:p>
          </table:table-cell>
          <table:table-cell table:style-name="ce7" office:value-type="string">
            <text:p>I, мА</text:p>
          </table:table-cell>
          <table:table-cell table:number-columns-repeated="5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10" table:formula="of:=1/[.A2]^2" office:value-type="float" office:value="0.000625">
            <text:p>6,25E-004</text:p>
          </table:table-cell>
          <table:table-cell table:style-name="ce8" office:value-type="float" office:value="55">
            <text:p>55</text:p>
          </table:table-cell>
          <table:table-cell table:number-columns-repeated="5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10" table:formula="of:=1/[.A3]^2" office:value-type="float" office:value="0.000771604938271605">
            <text:p>7,72E-004</text:p>
          </table:table-cell>
          <table:table-cell table:style-name="ce8" office:value-type="float" office:value="94">
            <text:p>94</text:p>
          </table:table-cell>
          <table:table-cell table:number-columns-repeated="5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10" table:formula="of:=1/[.A4]^2" office:value-type="float" office:value="0.0009765625">
            <text:p>9,77E-004</text:p>
          </table:table-cell>
          <table:table-cell table:style-name="ce8" office:value-type="float" office:value="110">
            <text:p>110</text:p>
          </table:table-cell>
          <table:table-cell table:number-columns-repeated="5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10" table:formula="of:=1/[.A5]^2" office:value-type="float" office:value="0.00127551020408163">
            <text:p>1,28E-003</text:p>
          </table:table-cell>
          <table:table-cell table:style-name="ce8" office:value-type="float" office:value="152">
            <text:p>152</text:p>
          </table:table-cell>
          <table:table-cell table:number-columns-repeated="5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10" table:formula="of:=1/[.A6]^2" office:value-type="float" office:value="0.00173611111111111">
            <text:p>1,74E-003</text:p>
          </table:table-cell>
          <table:table-cell table:style-name="ce8" office:value-type="float" office:value="213">
            <text:p>213</text:p>
          </table:table-cell>
          <table:table-cell table:number-columns-repeated="5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10" table:formula="of:=1/[.A7]^2" office:value-type="float" office:value="0.0025">
            <text:p>2,50E-003</text:p>
          </table:table-cell>
          <table:table-cell table:style-name="ce8" office:value-type="float" office:value="317">
            <text:p>317</text:p>
          </table:table-cell>
          <table:table-cell table:number-columns-repeated="5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11" table:formula="of:=1/[.A8]^2" office:value-type="float" office:value="0.00390625">
            <text:p>3,91E-003</text:p>
          </table:table-cell>
          <table:table-cell table:style-name="ce9" office:value-type="float" office:value="538">
            <text:p>538</text:p>
          </table:table-cell>
          <table:table-cell table:number-columns-repeated="5"/>
        </table:table-row>
        <table:table-row table:style-name="ro2">
          <table:table-cell>
            <draw:frame table:end-cell-address="Расстояние.G29" table:end-x="1.089cm" table:end-y="0.074cm" draw:z-index="0" draw:style-name="gr1" draw:text-style-name="P1" svg:width="12.892cm" svg:height="8.999cm" svg:x="0.406cm" svg:y="0.107cm">
              <draw:object draw:notify-on-update-of-ranges="Расстояние.B2:Расстояние.B8 Расстояние.C2:Расстояние.C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5">
          <table:table-cell table:number-columns-repeated="8"/>
        </table:table-row>
        <table:table-row table:style-name="ro2">
          <table:table-cell table:number-columns-repeated="7"/>
          <table:table-cell table:style-name="ce12"/>
        </table:table-row>
      </table:table>
      <table:table table:name="Угол" table:style-name="ta1" table:print="false">
        <table:table-column table:style-name="co1" table:default-cell-style-name="ce2"/>
        <table:table-column table:style-name="co1" table:number-columns-repeated="2" table:default-cell-style-name="ce16"/>
        <table:table-column table:style-name="co1" table:default-cell-style-name="ce19"/>
        <table:table-row table:style-name="ro3">
          <table:table-cell table:style-name="ce13" office:value-type="string">
            <text:p>Угол <text:span text:style-name="T2">φ° </text:span></text:p>
          </table:table-cell>
          <table:table-cell table:style-name="ce14" office:value-type="string">
            <text:p>I<text:span text:style-name="T3">0</text:span><text:span text:style-name="T4">, мкА</text:span></text:p>
          </table:table-cell>
          <table:table-cell table:style-name="ce14" office:value-type="string">
            <text:p>I<text:span text:style-name="T3">эксп</text:span>, мкА</text:p>
          </table:table-cell>
          <table:table-cell table:style-name="ce18" office:value-type="string">
            <text:p>I<text:span text:style-name="T3">теор</text:span>, мкА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5" office:value-type="float" office:value="155" table:number-columns-spanned="1" table:number-rows-spanned="10">
            <text:p>155</text:p>
          </table:table-cell>
          <table:table-cell office:value-type="float" office:value="155">
            <text:p>155</text:p>
          </table:table-cell>
          <table:table-cell table:formula="of:=[.$B$2]*COS([.A2]*PI()/180)" office:value-type="float" office:value="155">
            <text:p>155</text:p>
          </table:table-cell>
        </table:table-row>
        <table:table-row table:style-name="ro2">
          <table:table-cell office:value-type="float" office:value="10">
            <text:p>10</text:p>
          </table:table-cell>
          <table:covered-table-cell/>
          <table:table-cell office:value-type="float" office:value="159">
            <text:p>159</text:p>
          </table:table-cell>
          <table:table-cell table:formula="of:=[.$B$2]*COS([.A3]*PI()/180)" office:value-type="float" office:value="152.645201716892">
            <text:p>153</text:p>
          </table:table-cell>
        </table:table-row>
        <table:table-row table:style-name="ro2">
          <table:table-cell office:value-type="float" office:value="20">
            <text:p>20</text:p>
          </table:table-cell>
          <table:covered-table-cell/>
          <table:table-cell office:value-type="float" office:value="151">
            <text:p>151</text:p>
          </table:table-cell>
          <table:table-cell table:formula="of:=[.$B$2]*COS([.A4]*PI()/180)" office:value-type="float" office:value="145.652356221816">
            <text:p>146</text:p>
          </table:table-cell>
        </table:table-row>
        <table:table-row table:style-name="ro2">
          <table:table-cell office:value-type="float" office:value="30">
            <text:p>30</text:p>
          </table:table-cell>
          <table:covered-table-cell/>
          <table:table-cell office:value-type="float" office:value="135">
            <text:p>135</text:p>
          </table:table-cell>
          <table:table-cell table:formula="of:=[.$B$2]*COS([.A5]*PI()/180)" office:value-type="float" office:value="134.233937586588">
            <text:p>134</text:p>
          </table:table-cell>
        </table:table-row>
        <table:table-row table:style-name="ro2">
          <table:table-cell office:value-type="float" office:value="40">
            <text:p>40</text:p>
          </table:table-cell>
          <table:covered-table-cell/>
          <table:table-cell office:value-type="float" office:value="115">
            <text:p>115</text:p>
          </table:table-cell>
          <table:table-cell table:formula="of:=[.$B$2]*COS([.A6]*PI()/180)" office:value-type="float" office:value="118.736888683442">
            <text:p>119</text:p>
          </table:table-cell>
        </table:table-row>
        <table:table-row table:style-name="ro2">
          <table:table-cell office:value-type="float" office:value="50">
            <text:p>50</text:p>
          </table:table-cell>
          <table:covered-table-cell/>
          <table:table-cell office:value-type="float" office:value="90">
            <text:p>90</text:p>
          </table:table-cell>
          <table:table-cell table:formula="of:=[.$B$2]*COS([.A7]*PI()/180)" office:value-type="float" office:value="99.6320795014136">
            <text:p>100</text:p>
          </table:table-cell>
        </table:table-row>
        <table:table-row table:style-name="ro2">
          <table:table-cell office:value-type="float" office:value="60">
            <text:p>60</text:p>
          </table:table-cell>
          <table:covered-table-cell/>
          <table:table-cell office:value-type="float" office:value="57">
            <text:p>57</text:p>
          </table:table-cell>
          <table:table-cell table:formula="of:=[.$B$2]*COS([.A8]*PI()/180)" office:value-type="float" office:value="77.5">
            <text:p>78</text:p>
          </table:table-cell>
        </table:table-row>
        <table:table-row table:style-name="ro2">
          <table:table-cell office:value-type="float" office:value="70">
            <text:p>70</text:p>
          </table:table-cell>
          <table:covered-table-cell/>
          <table:table-cell office:value-type="float" office:value="38">
            <text:p>38</text:p>
          </table:table-cell>
          <table:table-cell table:formula="of:=[.$B$2]*COS([.A9]*PI()/180)" office:value-type="float" office:value="53.0131222154787">
            <text:p>53</text:p>
          </table:table-cell>
        </table:table-row>
        <table:table-row table:style-name="ro2">
          <table:table-cell office:value-type="float" office:value="80">
            <text:p>80</text:p>
          </table:table-cell>
          <table:covered-table-cell/>
          <table:table-cell office:value-type="float" office:value="6">
            <text:p>6</text:p>
          </table:table-cell>
          <table:table-cell table:formula="of:=[.$B$2]*COS([.A10]*PI()/180)" office:value-type="float" office:value="26.9154675383742">
            <text:p>27</text:p>
          </table:table-cell>
        </table:table-row>
        <table:table-row table:style-name="ro2">
          <table:table-cell table:style-name="ce3" office:value-type="float" office:value="90">
            <text:p>90</text:p>
          </table:table-cell>
          <table:covered-table-cell table:style-name="ce17"/>
          <table:table-cell table:style-name="ce17" office:value-type="float" office:value="3">
            <text:p>3</text:p>
          </table:table-cell>
          <table:table-cell table:style-name="ce20" table:formula="of:=[.$B$2]*COS([.A11]*PI()/180)" office:value-type="float" office:value="9.49101269339199E-015">
            <text:p>0</text:p>
          </table:table-cell>
        </table:table-row>
        <table:table-row table:style-name="ro2">
          <table:table-cell table:style-name="Default">
            <draw:frame table:end-cell-address="Угол.F32" table:end-x="1.088cm" table:end-y="0.237cm" draw:z-index="0" draw:style-name="gr1" draw:text-style-name="P1" svg:width="11.971cm" svg:height="8.999cm" svg:x="0.407cm" svg:y="0.27cm">
              <draw:object draw:notify-on-update-of-ranges="Угол.A2:Угол.A11 Угол.C1:Угол.C1 Угол.C2:Угол.C11 Угол.A2:Угол.A11 Угол.D1:Угол.D1 Угол.D2:Угол.D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Силы света" table:style-name="ta1" table:print="false">
        <table:table-column table:style-name="co1" table:default-cell-style-name="ce2"/>
        <table:table-column table:style-name="co1" table:default-cell-style-name="ce16"/>
        <table:table-column table:style-name="co1" table:default-cell-style-name="ce22"/>
        <table:table-column table:style-name="co1" table:default-cell-style-name="ce24"/>
        <table:table-row table:style-name="ro2">
          <table:table-cell table:style-name="ce21" office:value-type="string">
            <text:p>U, В</text:p>
          </table:table-cell>
          <table:table-cell table:style-name="ce22" office:value-type="string">
            <text:p>I, мкА</text:p>
          </table:table-cell>
          <table:table-cell office:value-type="string">
            <text:p>R, см</text:p>
          </table:table-cell>
          <table:table-cell office:value-type="string">
            <text:p>J1/J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table:style-name="ce23" office:value-type="float" office:value="25" table:number-columns-spanned="1" table:number-rows-spanned="2">
            <text:p>25</text:p>
          </table:table-cell>
          <table:table-cell table:style-name="ce25" table:formula="of:=([.C2]^2)/([.C4]^2)" office:value-type="float" office:value="0.79719387755102" table:number-columns-spanned="1" table:number-rows-spanned="3">
            <text:p>0,797193877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covered-table-cell table:style-name="ce16"/>
          <table:covered-table-cell table:style-name="ce8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17" office:value-type="float" office:value="142">
            <text:p>142</text:p>
          </table:table-cell>
          <table:table-cell table:style-name="ce17" office:value-type="float" office:value="28">
            <text:p>28</text:p>
          </table:table-cell>
          <table:covered-table-cell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.03.2015</text:date>, <text:time>11:21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3-20T08:40:07.89</meta:creation-date>
    <dc:date>2015-03-20T11:21:59.35</dc:date>
    <dc:creator>Егор Клёнин</dc:creator>
    <meta:editing-duration>PT1H45M19S</meta:editing-duration>
    <meta:editing-cycles>16</meta:editing-cycles>
    <meta:generator>OpenOffice/4.1.1$Win32 OpenOffice.org_project/411m6$Build-9775</meta:generator>
    <meta:document-statistic meta:table-count="4" meta:cell-count="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38cm" svg:height="8.999cm" xlink:href=".." xlink:type="simple" chart:class="chart:scatter" chart:style-name="ch1">
        <chart:title svg:x="1.089cm" svg:y="0.044cm" chart:style-name="ch2">
          <text:p>Зависимость потока от площади поверхности</text:p>
        </chart:title>
        <chart:plot-area chart:style-name="ch3" table:cell-range-address="Диафрагмы.B2:Диафрагмы.C5" svg:x="0.077cm" svg:y="1.221cm" svg:width="11.673cm" svg:height="7.386cm">
          <chartooo:coordinate-region svg:x="0.884cm" svg:y="1.434cm" svg:width="10.348cm" svg:height="6.5cm"/>
          <chart:axis chart:dimension="x" chart:name="primary-x" chart:style-name="ch4">
            <chart:title svg:x="10.204cm" svg:y="7.348cm" chart:style-name="ch5">
              <text:p>S, см²</text:p>
            </chart:title>
            <chart:grid chart:style-name="ch6" chart:class="major"/>
          </chart:axis>
          <chart:axis chart:dimension="y" chart:name="primary-y" chart:style-name="ch7">
            <chart:title svg:x="0.884cm" svg:y="0.824cm" chart:style-name="ch5">
              <text:p>I, мкА</text:p>
            </chart:title>
            <chart:grid chart:style-name="ch6" chart:class="major"/>
          </chart:axis>
          <chart:series chart:style-name="ch8" chart:values-cell-range-address="Диафрагмы.C2:Диафрагмы.C5" chart:class="chart:scatter">
            <chart:domain table:cell-range-address="Диафрагмы.B2:Диафрагмы.B5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5398163397448">
                <text:p>0.785398163397448</text:p>
                <draw:g>
                  <svg:desc>Диафрагмы.B2:Диафрагмы.B5</svg:desc>
                </draw:g>
              </table:table-cell>
              <table:table-cell office:value-type="float" office:value="157">
                <text:p>157</text:p>
                <draw:g>
                  <svg:desc>Диафрагмы.C2:Диафрагмы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484510006475">
                <text:p>0.384845100064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349540849362">
                <text:p>0.1963495408493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6858347057703">
                <text:p>0.0706858347057703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93cm" svg:height="9cm" xlink:href=".." xlink:type="simple" chart:class="chart:scatter" chart:style-name="ch1">
        <chart:title svg:x="3.436cm" svg:y="0.077cm" chart:style-name="ch2">
          <text:p>Первый закон освещённости</text:p>
        </chart:title>
        <chart:plot-area chart:style-name="ch3" table:cell-range-address="Расстояние.B2:Расстояние.C8" svg:x="0.164cm" svg:y="0.85cm" svg:width="12.678cm" svg:height="7.759cm">
          <chartooo:coordinate-region svg:x="0.998cm" svg:y="1.063cm" svg:width="11.062cm" svg:height="6.873cm"/>
          <chart:axis chart:dimension="x" chart:name="primary-x" chart:style-name="ch4">
            <chart:title svg:x="11.374cm" svg:y="7.349cm" chart:style-name="ch5">
              <text:p>1/R²</text:p>
            </chart:title>
            <chart:grid chart:style-name="ch6" chart:class="major"/>
          </chart:axis>
          <chart:axis chart:dimension="y" chart:name="primary-y" chart:style-name="ch7">
            <chart:title svg:x="0.909cm" svg:y="0.477cm" chart:style-name="ch5">
              <text:p>I, мкА</text:p>
            </chart:title>
            <chart:grid chart:style-name="ch6" chart:class="major"/>
          </chart:axis>
          <chart:series chart:style-name="ch8" chart:values-cell-range-address="Расстояние.C2:Расстояние.C8" chart:class="chart:scatter">
            <chart:domain table:cell-range-address="Расстояние.B2:Расстояние.B8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25">
                <text:p>0.000625</text:p>
                <draw:g>
                  <svg:desc>Расстояние.B2:Расстояние.B8</svg:desc>
                </draw:g>
              </table:table-cell>
              <table:table-cell office:value-type="float" office:value="55">
                <text:p>55</text:p>
                <draw:g>
                  <svg:desc>Расстояние.C2:Расстояние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771604938271605">
                <text:p>0.0007716049382716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">
                <text:p>0.002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90625">
                <text:p>0.00390625</text:p>
              </table:table-cell>
              <table:table-cell office:value-type="float" office:value="538">
                <text:p>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up" chart:symbol-width="0.1cm" chart:symbol-height="0.1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72cm" svg:height="9cm" xlink:href=".." xlink:type="simple" chart:class="chart:scatter" chart:style-name="ch1">
        <chart:title svg:x="3.006cm" svg:y="0cm" chart:style-name="ch2">
          <text:p>Второй закон освещённости</text:p>
        </chart:title>
        <chart:legend chart:legend-position="bottom" svg:x="3.814cm" svg:y="8.191cm" style:legend-expansion="wide" chart:style-name="ch3"/>
        <chart:plot-area chart:style-name="ch4" table:cell-range-address="Угол.A2:Угол.A11 Угол.C1:Угол.D11" chart:data-source-has-labels="row" svg:x="0.05cm" svg:y="0.744cm" svg:width="11.763cm" svg:height="7.275cm">
          <chartooo:coordinate-region svg:x="0.857cm" svg:y="0.957cm" svg:width="10.676cm" svg:height="6.389cm"/>
          <chart:axis chart:dimension="x" chart:name="primary-x" chart:style-name="ch5">
            <chart:title svg:x="11.063cm" svg:y="6.759cm" chart:style-name="ch6">
              <text:p>φ° </text:p>
            </chart:title>
            <chart:grid chart:style-name="ch7" chart:class="major"/>
          </chart:axis>
          <chart:axis chart:dimension="y" chart:name="primary-y" chart:style-name="ch5">
            <chart:title svg:x="0.897cm" svg:y="0.346cm" chart:style-name="ch6">
              <text:p>I, мкА </text:p>
            </chart:title>
            <chart:grid chart:style-name="ch7" chart:class="major"/>
          </chart:axis>
          <chart:series chart:style-name="ch8" chart:values-cell-range-address="Угол.C2:Угол.C11" chart:label-cell-address="Угол.C1:Угол.C1" chart:class="chart:scatter">
            <chart:domain table:cell-range-address="Угол.A2:Угол.A11"/>
            <chart:data-point chart:repeated="10"/>
          </chart:series>
          <chart:series chart:style-name="ch9" chart:values-cell-range-address="Угол.D2:Угол.D11" chart:label-cell-address="Угол.D1:Угол.D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Iэксп, мкА</text:p>
                <draw:g>
                  <svg:desc>Угол.C1:Угол.C1</svg:desc>
                </draw:g>
              </table:table-cell>
              <table:table-cell office:value-type="string">
                <text:p>Iтеор, мкА</text:p>
                <draw:g>
                  <svg:desc>Угол.D1:Угол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Угол.A2:Угол.A11</svg:desc>
                </draw:g>
              </table:table-cell>
              <table:table-cell office:value-type="float" office:value="155">
                <text:p>155</text:p>
                <draw:g>
                  <svg:desc>Угол.C2:Угол.C11</svg:desc>
                </draw:g>
              </table:table-cell>
              <table:table-cell office:value-type="float" office:value="155">
                <text:p>155</text:p>
                <draw:g>
                  <svg:desc>Угол.D2:Угол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9">
                <text:p>159</text:p>
              </table:table-cell>
              <table:table-cell office:value-type="float" office:value="152.645201716892">
                <text:p>152.645201716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45.652356221816">
                <text:p>145.652356221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134.233937586588">
                <text:p>134.233937586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  <table:table-cell office:value-type="float" office:value="118.736888683442">
                <text:p>118.736888683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99.6320795014136">
                <text:p>99.6320795014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  <table:table-cell office:value-type="float" office:value="53.0131222154787">
                <text:p>53.0131222154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26.9154675383742">
                <text:p>26.9154675383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9.49101269339199E-015">
                <text:p>9.49101269339199E-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